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28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2.1957in"/>
    </style:style>
    <style:style style:name="co5" style:family="table-column">
      <style:table-column-properties fo:break-before="auto" style:column-width="4.98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Game mode titles </text:p>
          </table:table-cell>
          <table:table-cell office:value-type="string">
            <text:p>Game related </text:p>
          </table:table-cell>
          <table:table-cell office:value-type="string">
            <text:p>Player related </text:p>
          </table:table-cell>
          <table:table-cell office:value-type="string">
            <text:p>Game rules </text:p>
          </table:table-cell>
          <table:table-cell table:style-name="ce2" office:value-type="string">
            <text:p>Important: Each Line must be exported as separate file</text:p>
          </table:table-cell>
        </table:table-row>
        <table:table-row table:style-name="ro2">
          <table:table-cell/>
          <table:table-cell office:value-type="string">
            <text:p>"Score!" </text:p>
          </table:table-cell>
          <table:table-cell office:value-type="string">
            <text:p>"First Blood" </text:p>
          </table:table-cell>
          <table:table-cell office:value-type="string">
            <text:p>"Eliminate the enemy team to score" </text:p>
          </table:table-cell>
          <table:table-cell/>
        </table:table-row>
        <table:table-row table:style-name="ro2">
          <table:table-cell table:style-name="ce1" office:value-type="string">
            <text:p>"Free For All"</text:p>
          </table:table-cell>
          <table:table-cell office:value-type="string">
            <text:p>"Victory!" </text:p>
          </table:table-cell>
          <table:table-cell office:value-type="string">
            <text:p>"Double kill" </text:p>
          </table:table-cell>
          <table:table-cell office:value-type="string">
            <text:p>"Capture the enemy flag to score" </text:p>
          </table:table-cell>
          <table:table-cell/>
        </table:table-row>
        <table:table-row table:style-name="ro2">
          <table:table-cell table:style-name="ce1" office:value-type="string">
            <text:p>"Team Death Match" </text:p>
          </table:table-cell>
          <table:table-cell office:value-type="string">
            <text:p>"Defeat" </text:p>
          </table:table-cell>
          <table:table-cell office:value-type="string">
            <text:p>"Tripple kill" </text:p>
          </table:table-cell>
          <table:table-cell office:value-type="string">
            <text:p>"Control zones to score" </text:p>
          </table:table-cell>
          <table:table-cell/>
        </table:table-row>
        <table:table-row table:style-name="ro2">
          <table:table-cell table:style-name="ce1" office:value-type="string">
            <text:p>"Capture The flag" </text:p>
          </table:table-cell>
          <table:table-cell office:value-type="string">
            <text:p>"Game over" </text:p>
          </table:table-cell>
          <table:table-cell office:value-type="string">
            <text:p>"Over kill" </text:p>
          </table:table-cell>
          <table:table-cell office:value-type="string">
            <text:p>"Protect the VIP" </text:p>
          </table:table-cell>
          <table:table-cell/>
        </table:table-row>
        <table:table-row table:style-name="ro2">
          <table:table-cell table:style-name="ce1" office:value-type="string">
            <text:p>"Corruption" </text:p>
          </table:table-cell>
          <table:table-cell office:value-type="string">
            <text:p>"Round over" </text:p>
          </table:table-cell>
          <table:table-cell office:value-type="string">
            <text:p>"Kill Frenzy" </text:p>
          </table:table-cell>
          <table:table-cell office:value-type="string">
            <text:p>"Eliminate the VIP" </text:p>
          </table:table-cell>
          <table:table-cell/>
        </table:table-row>
        <table:table-row table:style-name="ro2">
          <table:table-cell table:style-name="ce1" office:value-type="string">
            <text:p>"VIP" </text:p>
          </table:table-cell>
          <table:table-cell office:value-type="string">
            <text:p>"New round" </text:p>
          </table:table-cell>
          <table:table-cell office:value-type="string">
            <text:p>"Unstoppable" </text:p>
          </table:table-cell>
          <table:table-cell office:value-type="string">
            <text:p>"Survive the Corruption" </text:p>
          </table:table-cell>
          <table:table-cell/>
        </table:table-row>
        <table:table-row table:style-name="ro2">
          <table:table-cell table:style-name="ce1" office:value-type="string">
            <text:p>"King Of The Hill" </text:p>
          </table:table-cell>
          <table:table-cell office:value-type="string">
            <text:p>"Corruption Wins" </text:p>
          </table:table-cell>
          <table:table-cell table:style-name="Default"/>
          <table:table-cell office:value-type="string">
            <text:p>"Eliminate survivors to score" </text:p>
          </table:table-cell>
          <table:table-cell/>
        </table:table-row>
        <table:table-row table:style-name="ro3">
          <table:table-cell table:style-name="ce1" office:value-type="string">
            <text:p>"Assault" </text:p>
          </table:table-cell>
          <table:table-cell office:value-type="string">
            <text:p>"Survivors win" </text:p>
          </table:table-cell>
          <table:table-cell table:style-name="Default"/>
          <table:table-cell office:value-type="string">
            <text:p>"Deliver the bomb to the enemy base" </text:p>
          </table:table-cell>
          <table:table-cell/>
        </table:table-row>
        <table:table-row table:style-name="ro2">
          <table:table-cell office:value-type="string">
            <text:p>“Juggernaut”</text:p>
          </table:table-cell>
          <table:table-cell office:value-type="string">
            <text:p>"VIP Eliminated" </text:p>
          </table:table-cell>
          <table:table-cell table:style-name="Default"/>
          <table:table-cell office:value-type="string">
            <text:p>"Defend your base" </text:p>
          </table:table-cell>
          <table:table-cell/>
        </table:table-row>
        <table:table-row table:style-name="ro2">
          <table:table-cell office:value-type="string">
            <text:p>“Arena”</text:p>
          </table:table-cell>
          <table:table-cell office:value-type="string">
            <text:p>"VIP Secured" </text:p>
          </table:table-cell>
          <table:table-cell table:style-name="Default"/>
          <table:table-cell table:style-name="Default" office:value-type="string">
            <text:p>Complete the objective to score</text:p>
          </table:table-cell>
          <table:table-cell/>
        </table:table-row>
        <table:table-row table:style-name="ro2">
          <table:table-cell office:value-type="string">
            <text:p>“Extraction”</text:p>
          </table:table-cell>
          <table:table-cell office:value-type="string">
            <text:p>"1 minute remaining " </text:p>
          </table:table-cell>
          <table:table-cell table:style-name="Default"/>
          <table:table-cell table:style-name="Default" office:value-type="string">
            <text:p>“Etract Cores to score”</text:p>
          </table:table-cell>
          <table:table-cell/>
        </table:table-row>
        <table:table-row table:style-name="ro2">
          <table:table-cell/>
          <table:table-cell office:value-type="string">
            <text:p>"30 seconds remaining" 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>
            <text:p>"10 seconds remaining" </text:p>
          </table:table-cell>
          <table:table-cell table:style-name="Default" table:number-columns-repeated="2"/>
          <table:table-cell/>
        </table:table-row>
      </table:table>
      <table:table table:name="Hoja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11:3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1T11:21:07.06</meta:creation-date>
    <dc:date>2022-07-21T11:32:34.97</dc:date>
    <meta:editing-duration>PT11M28S</meta:editing-duration>
    <meta:editing-cycles>2</meta:editing-cycles>
    <meta:generator>OpenOffice/4.1.7$Win32 OpenOffice.org_project/417m1$Build-9800</meta:generator>
    <meta:document-statistic meta:table-count="3" meta:cell-count="45" meta:object-count="0"/>
  </office:meta>
</office:document-meta>
</file>